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a6a6" draw:textarea-horizontal-align="justify" draw:textarea-vertical-align="middle" draw:auto-grow-height="false" fo:min-height="7.75cm" fo:min-width="17cm"/>
      <style:paragraph-properties style:writing-mode="lr-tb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15.5cm" fo:min-width="18cm"/>
      <style:paragraph-properties style:writing-mode="lr-tb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15.5cm" fo:min-width="29.5cm"/>
      <style:paragraph-properties style:writing-mode="lr-tb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9.75cm" fo:min-width="16.5cm"/>
      <style:paragraph-properties style:writing-mode="lr-tb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11.25cm" fo:min-width="56cm"/>
      <style:paragraph-properties style:writing-mode="lr-tb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0.5cm" fo:min-width="17.25cm"/>
      <style:paragraph-properties style:writing-mode="lr-tb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10.75cm" fo:min-width="17.25cm"/>
      <style:paragraph-properties style:writing-mode="lr-tb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11.25cm" fo:min-width="17.75cm"/>
      <style:paragraph-properties style:writing-mode="lr-tb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17.25cm" fo:min-width="28.5cm"/>
      <style:paragraph-properties style:writing-mode="lr-tb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6.5cm" fo:min-width="14.5cm"/>
      <style:paragraph-properties style:writing-mode="lr-tb"/>
    </style:style>
    <style:style style:name="gr11" style:family="graphic" style:parent-style-name="standard">
      <style:graphic-properties draw:fill="solid" draw:fill-color="#77bc65" draw:textarea-horizontal-align="justify" draw:textarea-vertical-align="middle" draw:auto-grow-height="false" fo:min-height="8.75cm" fo:min-width="17.7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5.6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0.4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7.81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7.81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5.675cm"/>
      <style:paragraph-properties style:writing-mode="lr-tb"/>
    </style:style>
    <style:style style:name="gr17" style:family="graphic" style:parent-style-name="objectwithoutfill">
      <style:graphic-properties svg:stroke-width="1.411cm" draw:marker-start-width="2.317cm" draw:marker-end="Arrow" draw:marker-end-width="2.417cm" draw:fill="none" draw:textarea-vertical-align="middle" fo:padding-top="0.831cm" fo:padding-bottom="0.831cm" fo:padding-left="0.956cm" fo:padding-right="0.956cm"/>
    </style:style>
    <style:style style:name="gr18" style:family="graphic" style:parent-style-name="objectwithoutfill">
      <style:graphic-properties draw:stroke="solid" draw:stroke-dash="Dot" svg:stroke-width="1.411cm" draw:marker-start-width="2.316cm" draw:marker-end="Arrow" draw:marker-end-width="2.416cm" draw:fill="none" draw:textarea-vertical-align="middle" fo:padding-top="0.83cm" fo:padding-bottom="0.83cm" fo:padding-left="0.955cm" fo:padding-right="0.955cm"/>
    </style:style>
    <style:style style:name="gr19" style:family="graphic" style:parent-style-name="standard">
      <style:graphic-properties draw:stroke="none" svg:stroke-color="#000000" draw:fill="none" draw:fill-color="#ffffff" fo:min-height="7.567cm"/>
      <style:paragraph-properties style:writing-mode="lr-tb"/>
    </style:style>
    <style:style style:name="gr20" style:family="graphic" style:parent-style-name="objectwithoutfill">
      <style:graphic-properties svg:stroke-width="1.411cm" draw:marker-start-width="2.316cm" draw:marker-end="Arrow" draw:marker-end-width="2.416cm" draw:fill="none" draw:textarea-vertical-align="middle" fo:padding-top="0.83cm" fo:padding-bottom="0.83cm" fo:padding-left="0.955cm" fo:padding-right="0.955cm"/>
    </style:style>
    <style:style style:name="P1" style:family="paragraph">
      <style:paragraph-properties fo:text-align="center" style:writing-mode="lr-tb"/>
      <style:text-properties fo:font-size="88pt" style:font-size-asian="88pt" style:font-size-complex="88pt"/>
    </style:style>
    <style:style style:name="P2" style:family="paragraph">
      <loext:graphic-properties draw:fill="solid" draw:fill-color="#ffa6a6"/>
      <style:paragraph-properties fo:text-align="center" style:writing-mode="lr-tb"/>
      <style:text-properties fo:font-size="88pt" style:font-size-asian="88pt" style:font-size-complex="88pt"/>
    </style:style>
    <style:style style:name="P3" style:family="paragraph">
      <loext:graphic-properties draw:fill="solid" draw:fill-color="#dddddd"/>
      <style:paragraph-properties fo:text-align="center" style:writing-mode="lr-tb"/>
      <style:text-properties fo:font-size="88pt" style:font-size-asian="88pt" style:font-size-complex="88pt"/>
    </style:style>
    <style:style style:name="P4" style:family="paragraph">
      <style:paragraph-properties fo:margin-left="0cm" fo:margin-right="0cm" fo:text-align="center" fo:text-indent="0cm" style:writing-mode="lr-tb"/>
      <style:text-properties fo:font-size="88pt" style:font-size-asian="88pt" style:font-size-complex="88pt"/>
    </style:style>
    <style:style style:name="P5" style:family="paragraph">
      <loext:graphic-properties draw:fill="solid" draw:fill-color="#dddddd"/>
      <style:paragraph-properties fo:margin-left="0cm" fo:margin-right="0cm" fo:text-align="center" fo:text-indent="0cm" style:writing-mode="lr-tb"/>
      <style:text-properties fo:font-size="88pt" style:font-size-asian="88pt" style:font-size-complex="88pt"/>
    </style:style>
    <style:style style:name="P6" style:family="paragraph">
      <loext:graphic-properties draw:fill="solid" draw:fill-color="#77bc65"/>
      <style:paragraph-properties fo:margin-left="0cm" fo:margin-right="0cm" fo:text-align="center" fo:text-indent="0cm" style:writing-mode="lr-tb"/>
      <style:text-properties fo:font-size="88pt" style:font-size-asian="88pt" style:font-size-complex="8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72pt" style:font-size-asian="72pt" style:font-size-complex="7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72pt" style:font-size-asian="72pt" style:font-size-complex="7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5cm" svg:height="8cm" svg:x="32cm" svg:y="11.25cm">
          <text:p text:style-name="P1"><text:span text:style-name="T1">Suspicious </text:span></text:p>
          <text:p text:style-name="P1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7.5cm" svg:height="8cm" svg:x="32cm" svg:y="20.75cm">
          <text:p text:style-name="P1"><text:span text:style-name="T1">Source </text:span></text:p>
          <text:p text:style-name="P1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8.5cm" svg:height="15.75cm" svg:x="62.25cm" svg:y="11.75cm">
          <text:p text:style-name="P1"><text:span text:style-name="T1">ENCOPLOT: </text:span></text:p>
          <text:p text:style-name="P1"><text:span text:style-name="T1">Pairwise </text:span></text:p>
          <text:p text:style-name="P1"><text:span text:style-name="T1">Sequence </text:span></text:p>
          <text:p text:style-name="P1"><text:span text:style-name="T1">Match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0cm" svg:height="15.75cm" svg:x="98.75cm" svg:y="12.25cm">
          <text:p text:style-name="P1"><text:span text:style-name="T1">Extract the </text:span></text:p>
          <text:p text:style-name="P1"><text:span text:style-name="T1">most promising </text:span></text:p>
          <text:p text:style-name="P1"><text:span text:style-name="T1">Suspicious – Source </text:span></text:p>
          <text:p text:style-name="P1"><text:span text:style-name="T1">Documents pai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" draw:id="id2" draw:layer="layout" svg:width="17cm" svg:height="10cm" svg:x="143.25cm" svg:y="15.25cm">
          <text:p text:style-name="P1"><text:span text:style-name="T1">Create the </text:span></text:p>
          <text:p text:style-name="P1"><text:span text:style-name="T1">text </text:span></text:p>
          <text:p text:style-name="P1"><text:span text:style-name="T1">seg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6.5cm" svg:height="11.5cm" svg:x="123.5cm" svg:y="50.25cm">
          <text:p text:style-name="P1"><text:span text:style-name="T1">Pretrained </text:span></text:p>
          <text:p text:style-name="P1"><text:span text:style-name="T1">sentence transformer</text:span></text:p>
          <text:p text:style-name="P1"><text:span text:style-name="T1">(xlm-r-distilroberta-base-paraphrase-v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7.75cm" svg:height="10.75cm" svg:x="95.75cm" svg:y="56.75cm">
          <text:p text:style-name="P1"><text:span text:style-name="T1"/></text:p>
          <text:p text:style-name="P1"><text:span text:style-name="T1">Suspicious </text:span></text:p>
          <text:p text:style-name="P1"><text:span text:style-name="T1">segments</text:span></text:p>
          <text:p text:style-name="P1"><text:span text:style-name="T1">embeddings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7.75cm" svg:height="11cm" svg:x="95.75cm" svg:y="44.5cm">
          <text:p text:style-name="P1"><text:span text:style-name="T1">Source </text:span></text:p>
          <text:p text:style-name="P1"><text:span text:style-name="T1">segments 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8.25cm" svg:height="11.5cm" svg:x="131.75cm" svg:y="32.75cm">
          <text:p text:style-name="P1"><text:span text:style-name="T1">Clean </text:span></text:p>
          <text:p text:style-name="P1"><text:span text:style-name="T1">suspicious</text:span></text:p>
          <text:p text:style-name="P1"><text:span text:style-name="T1">seg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8.25cm" svg:height="11.5cm" svg:x="151.5cm" svg:y="32.75cm">
          <text:p text:style-name="P1"><text:span text:style-name="T1">Clean </text:span></text:p>
          <text:p text:style-name="P1"><text:span text:style-name="T1">source </text:span></text:p>
          <text:p text:style-name="P1"><text:span text:style-name="T1">seg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9cm" svg:height="17.5cm" svg:x="56.75cm" svg:y="46.5cm">
          <text:p text:style-name="P4"><text:span text:style-name="T1">Extract the most </text:span></text:p>
          <text:p text:style-name="P4"><text:span text:style-name="T1">promising segment</text:span></text:p>
          <text:p text:style-name="P4"><text:span text:style-name="T1">pairs based on their </text:span></text:p>
          <text:p text:style-name="P4"><text:span text:style-name="T1">cosine similarity</text:span></text:p>
          <text:p text:style-name="P4"><text:span text:style-name="T1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5cm" svg:height="6.75cm" svg:x="30.25cm" svg:y="50.25cm">
          <text:p text:style-name="P4"><text:span text:style-name="T1">DBS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8.25cm" svg:height="9cm" svg:x="29cm" svg:y="65.25cm">
          <text:p text:style-name="P4"><text:span text:style-name="T1">Plagiarized </text:span></text:p>
          <text:p text:style-name="P4"><text:span text:style-name="T1">pass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14cm" svg:height="5.927cm" svg:x="43.75cm" svg:y="46.323cm">
          <draw:text-box>
            <text:p text:style-name="P7"><text:span text:style-name="T2">Segments </text:span></text:p>
            <text:p text:style-name="P7"><text:span text:style-name="T2">pairs</text:span></text:p>
          </draw:text-box>
        </draw:frame>
        <draw:frame draw:style-name="gr13" draw:text-style-name="P8" draw:layer="layout" svg:width="19cm" svg:height="10.667cm" svg:x="17.75cm" svg:y="58cm">
          <draw:text-box>
            <text:p text:style-name="P7"><text:span text:style-name="T2">Clusters of segment pairs</text:span></text:p>
          </draw:text-box>
        </draw:frame>
        <draw:frame draw:style-name="gr14" draw:text-style-name="P10" draw:layer="layout" svg:width="10.75cm" svg:height="8.529cm" svg:x="83.25cm" svg:y="9.25cm">
          <draw:text-box>
            <text:p><text:span text:style-name="T3"/></text:p>
            <text:p text:style-name="P9"><text:span text:style-name="T2">Offset</text:span></text:p>
            <text:p text:style-name="P9"><text:span text:style-name="T2"><text:s/></text:span><text:span text:style-name="T2">pairs</text:span></text:p>
          </draw:text-box>
        </draw:frame>
        <draw:frame draw:style-name="gr15" draw:text-style-name="P8" draw:layer="layout" svg:width="15.75cm" svg:height="8.063cm" svg:x="127.907cm" svg:y="13.076cm">
          <draw:text-box>
            <text:p text:style-name="P7"><text:span text:style-name="T2">Documents</text:span></text:p>
            <text:p text:style-name="P7"><text:span text:style-name="T2">Pair</text:span></text:p>
          </draw:text-box>
        </draw:frame>
        <draw:frame draw:style-name="gr16" draw:text-style-name="P8" draw:layer="layout" svg:width="22.5cm" svg:height="5.925cm" svg:x="141.25cm" svg:y="29.75cm">
          <draw:text-box>
            <text:p text:style-name="P7"><text:span text:style-name="T2">Preprocessing</text:span></text:p>
          </draw:text-box>
        </draw:frame>
        <draw:line draw:style-name="gr17" draw:text-style-name="P11" draw:layer="layout" svg:x1="49.5cm" svg:y1="24cm" svg:x2="62.505cm" svg:y2="24cm">
          <text:p/>
        </draw:line>
        <draw:connector draw:style-name="gr18" draw:text-style-name="P11" draw:layer="layout" draw:type="curve" draw:line-skew="-3.889cm" svg:x1="71.5cm" svg:y1="11.75cm" svg:x2="151.75cm" svg:y2="15.25cm" draw:start-shape="id1" draw:start-glue-point="0" draw:end-shape="id2" draw:end-glue-point="0" svg:d="M71500 11750c0-6585 80250-8335 80250 3500" svg:viewBox="0 0 80251 8674">
          <text:p/>
        </draw:connector>
        <draw:frame draw:style-name="gr19" draw:text-style-name="P12" draw:layer="layout" svg:width="16.5cm" svg:height="7.817cm" svg:x="93.5cm" svg:y="0.433cm">
          <draw:text-box>
            <text:p><text:span text:style-name="T4"/></text:p>
            <text:p text:style-name="P9"><text:span text:style-name="T2">Offset pairs</text:span></text:p>
          </draw:text-box>
        </draw:frame>
        <draw:line draw:style-name="gr17" draw:text-style-name="P11" draw:layer="layout" svg:x1="80.744cm" svg:y1="18.875cm" svg:x2="99.001cm" svg:y2="18.874cm">
          <text:p/>
        </draw:line>
        <draw:line draw:style-name="gr17" draw:text-style-name="P11" draw:layer="layout" svg:x1="128.75cm" svg:y1="20.002cm" svg:x2="143.5cm" svg:y2="20cm">
          <text:p/>
        </draw:line>
        <draw:line draw:style-name="gr20" draw:text-style-name="P11" draw:layer="layout" svg:x1="146.75cm" svg:y1="25.5cm" svg:x2="141.5cm" svg:y2="32.5cm">
          <text:p/>
        </draw:line>
        <draw:line draw:style-name="gr20" draw:text-style-name="P11" draw:layer="layout" svg:x1="157.25cm" svg:y1="25.75cm" svg:x2="163.5cm" svg:y2="32.5cm">
          <text:p/>
        </draw:line>
        <draw:line draw:style-name="gr20" draw:text-style-name="P11" draw:layer="layout" svg:x1="160.625cm" svg:y1="44.247cm" svg:x2="160.625cm" svg:y2="50.252cm">
          <text:p/>
        </draw:line>
        <draw:line draw:style-name="gr20" draw:text-style-name="P11" draw:layer="layout" svg:x1="140.831cm" svg:y1="44.244cm" svg:x2="140.831cm" svg:y2="50.249cm">
          <text:p/>
        </draw:line>
        <draw:line draw:style-name="gr17" draw:text-style-name="P11" draw:layer="layout" svg:x1="49.495cm" svg:y1="15.25cm" svg:x2="62.5cm" svg:y2="15.25cm">
          <text:p/>
        </draw:line>
        <draw:line draw:style-name="gr17" draw:text-style-name="P11" draw:layer="layout" svg:x1="123.256cm" svg:y1="60.5cm" svg:x2="113.25cm" svg:y2="60.5cm">
          <text:p/>
        </draw:line>
        <draw:line draw:style-name="gr17" draw:text-style-name="P11" draw:layer="layout" svg:x1="123.26cm" svg:y1="51.75cm" svg:x2="113.254cm" svg:y2="51.75cm">
          <text:p/>
        </draw:line>
        <draw:line draw:style-name="gr17" draw:text-style-name="P11" draw:layer="layout" svg:x1="95.756cm" svg:y1="59.75cm" svg:x2="85.75cm" svg:y2="59.75cm">
          <text:p/>
        </draw:line>
        <draw:line draw:style-name="gr17" draw:text-style-name="P11" draw:layer="layout" svg:x1="95.76cm" svg:y1="51cm" svg:x2="85.754cm" svg:y2="51cm">
          <text:p/>
        </draw:line>
        <draw:line draw:style-name="gr17" draw:text-style-name="P11" draw:layer="layout" svg:x1="56.752cm" svg:y1="53.875cm" svg:x2="44.999cm" svg:y2="53.875cm">
          <text:p/>
        </draw:line>
        <draw:line draw:style-name="gr20" draw:text-style-name="P11" draw:layer="layout" svg:x1="38cm" svg:y1="57.25cm" svg:x2="38cm" svg:y2="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0.497cm" fo:page-height="84.0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7:23:01.520000000</meta:creation-date>
    <dc:date>2021-06-28T00:16:20.017595242</dc:date>
    <meta:editing-duration>PT57M13S</meta:editing-duration>
    <meta:editing-cycles>13</meta:editing-cycles>
    <meta:generator>LibreOffice/6.4.7.2$Linux_X86_64 LibreOffice_project/40$Build-2</meta:generator>
    <meta:document-statistic meta:object-count="34"/>
  </office:meta>
</office:document-meta>
</file>